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f7bc" officeooo:paragraph-rsid="000cf7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A REUNIÓN DEMO 1 CLIENTE</text:p>
      <text:p text:style-name="P1"/>
      <text:p text:style-name="P1">Asistentes</text:p>
      <text:p text:style-name="P1"><text:tab/>Pablo Callado: jefe proyecto sprint 1</text:p>
      <text:p text:style-name="P1"><text:tab/>Aritz Idiazábal: desarrollador sprint 1</text:p>
      <text:p text:style-name="P1"><text:tab/>Iván Pajares: cliente sprint 1</text:p>
      <text:p text:style-name="P1"><text:tab/>David Martín: auditor</text:p>
      <text:p text:style-name="P1"/>
      <text:p text:style-name="P1">Guión</text:p>
      <text:p text:style-name="P1"><text:tab/>Presentación de la aplicación</text:p>
      <text:p text:style-name="P1"><text:tab/>Demostración de uso</text:p>
      <text:p text:style-name="P1"><text:tab/>Prueba cliente</text:p>
      <text:p text:style-name="P1"><text:tab/>Mejoras</text:p>
      <text:p text:style-name="P1"/>
      <text:p text:style-name="P1">Presentación de la aplicación</text:p>
      <text:p text:style-name="P1"><text:tab/>Se le enseña al cliente cómo es la aplicación y cómo se instala</text:p>
      <text:p text:style-name="P1"/>
      <text:p text:style-name="P1">Demostración de uso</text:p>
      <text:p text:style-name="P1"><text:tab/>Se le dan las instrucciones de uso al cliente:</text:p>
      <text:p text:style-name="P1"><text:tab/><text:tab/>Introducir dirección</text:p>
      <text:p text:style-name="P1"><text:tab/><text:tab/>Introducir cantidades productos</text:p>
      <text:p text:style-name="P1"><text:tab/><text:tab/>Confirmar pedido</text:p>
      <text:p text:style-name="P1"><text:tab/>También se le indica dónde se guardan las facturas de los pedidos</text:p>
      <text:p text:style-name="P1"/>
      <text:p text:style-name="P1">Prueba cliente</text:p>
      <text:p text:style-name="P1"><text:tab/>El cliente prueba de forma autónoma la aplicación y reporta las siguientes disconformidades:</text:p>
      <text:p text:style-name="P1"><text:tab/><text:tab/>No hay campo para nombre</text:p>
      <text:p text:style-name="P1"><text:tab/><text:tab/>Puede meter cualquier cosa (no solo números) en el campo cantidad</text:p>
      <text:p text:style-name="P1"><text:tab/><text:tab/>Al borrar la cantidad no se borra el precio</text:p>
      <text:p text:style-name="P1"><text:tab/><text:tab/>No se indica que he hecho el pedido ni el nombre de la factura</text:p>
      <text:p text:style-name="P1"/>
      <text:p text:style-name="P1">Mejoras</text:p>
      <text:p text:style-name="P1"><text:tab/>El cliente pide para la próxima versión las siguientes mejoras:</text:p>
      <text:p text:style-name="P1"><text:tab/><text:tab/>Que se pueda introducir un nombre</text:p>
      <text:p text:style-name="P1"><text:tab/><text:tab/>Que nombre y dirección sean obligatorias</text:p>
      <text:p text:style-name="P1"><text:tab/><text:tab/>Que la cantidad solo sean números positivos y que se pueda incrementar o reducir con botones</text:p>
      <text:p text:style-name="P1"><text:tab/><text:tab/>Que se indique que el pedido se ha realizado</text:p>
      <text:p text:style-name="P1"><text:tab/><text:tab/>Que se indique qué factura se ha generado</text:p>
      <text:p text:style-name="P1"><text:tab/><text:tab/>Que las facturas se guarden por fecha, hora y nombre</text:p>
      <text:p text:style-name="P1"><text:tab/>A su vez, el cliente asume la falta de especificación de requisitos y se compromete a aplazar la fecha de entrega de la segunda versión lo que los desarrolladores estimen que sea necesario para realizar estas mejoras. Además, se incrementará el precio de la aplicación de manera proporcional a lo que se tarde de más en realizar las mejoras cit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3:44:01.850538800</meta:creation-date>
    <dc:date>2018-03-09T13:54:24.050091556</dc:date>
    <meta:editing-duration>PT1S</meta:editing-duration>
    <meta:editing-cycles>1</meta:editing-cycles>
    <meta:document-statistic meta:table-count="0" meta:image-count="0" meta:object-count="0" meta:page-count="1" meta:paragraph-count="34" meta:word-count="264" meta:character-count="1588" meta:non-whitespace-character-count="1318"/>
    <meta:generator>LibreOffice/5.1.6.2$Linux_X86_64 LibreOffice_project/10m0$Build-2</meta:generator>
  </office:meta>
</office:document-meta>
</file>